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s" fo:country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s" fo:country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s" fo:country="ES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s" fo:country="E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s" fo:country="ES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34" style:parent-style-name="Fuentedepárrafopredeter.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fo:language="es" fo:country="ES"/>
    </style:style>
    <style:style style:name="T3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42" style:parent-style-name="Fuentedepárrafopredeter.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fo:language="es" fo:country="ES"/>
    </style:style>
    <style:style style:name="T4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50" style:parent-style-name="Fuentedepárrafopredeter.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fo:language="es" fo:country="ES"/>
    </style:style>
    <style:style style:name="T5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58" style:parent-style-name="Fuentedepárrafopredeter.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Fuentedepárrafopredeter.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fo:language="es" fo:country="ES"/>
    </style:style>
    <style:style style:name="T6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2" style:parent-style-name="Normal" style:family="paragraph">
      <style:text-properties fo:language="es" fo:country="ES"/>
    </style:style>
  </office:automatic-styles>
  <office:body>
    <office:text text:use-soft-page-breaks="true">
      <text:h text:style-name="P1" text:outline-level="1">Proposta de Proxecto</text:h>
      <text:h text:style-name="P2" text:outline-level="2">Título: Desenvolvemento dun Sistema Automático para a Avaliación da Toxicidade e a Xeración de Novos Vasos Sanguíneos en Ensaios CAM</text:h>
      <text:h text:style-name="P3" text:outline-level="2">Contexto:</text:h>
      <text:p text:style-name="P4">Na ciencia de biomateriais, utilizase un ensaio coñecido como CAM (Chick Chorioallantoic Membrane) con ovos de galiña fecundados para avaliar a toxicidade dos materiais destinados a ser implantados no organismo humano e a súa capacidade para xerar novos vasos sanguíneos. As imaxes obtidas neste ensaio son cruciais para a análise e clasificación dos materiais.</text:p>
      <text:h text:style-name="P5" text:outline-level="2">Obxectivo:</text:h>
      <text:p text:style-name="P6">O obxectivo principal deste proxecto é desenvolver un sistema automático capaz de analizar as imaxes obtidas nos ensaios CAM para contar os novos vasos sanguíneos formados, medir o seu calibre e clasificar o material en diferentes categorías (por exemplo, tóxico/non tóxico ou compatibilidade do material baixa, media, alta).</text:p>
      <text:h text:style-name="P7" text:outline-level="2">Metodoloxía:</text:h>
      <text:list text:style-name="LFO1" text:continue-numbering="true">
        <text:list-item>
          <text:p text:style-name="P8"><text:span text:style-name="T9">Recolleita e Preprocesamento de Imaxes:</text:span></text:p>
          <text:list text:continue-numbering="true">
            <text:list-item>
              <text:p text:style-name="P10">Creación de base de datos<text:s/>de imaxes dos ensaios CAM, proporcionadas polo Dep. Farmacoloxía, Farmacia e Tec. Farm. Da USC.</text:p>
            </text:list-item>
            <text:list-item>
              <text:p text:style-name="P11">Preprocesamento das imaxes para mellorar a súa calidade e eliminar o ruido.</text:p>
            </text:list-item>
          </text:list>
        </text:list-item>
        <text:list-item>
          <text:p text:style-name="P12"><text:span text:style-name="T13">Análise de Imaxes:</text:span></text:p>
          <text:list text:continue-numbering="true">
            <text:list-item>
              <text:p text:style-name="P14">Utilización de técnicas de procesamento de imaxes para identificar e contar os novos vasos sanguíneos nas imaxes.</text:p>
            </text:list-item>
            <text:list-item>
              <text:p text:style-name="P15">Medición do calibre dos vasos sanguíneos identificados.</text:p>
            </text:list-item>
          </text:list>
        </text:list-item>
        <text:list-item>
          <text:p text:style-name="P16"><text:span text:style-name="T17">Clasificación de Materiais:</text:span></text:p>
          <text:list text:continue-numbering="true">
            <text:list-item>
              <text:p text:style-name="P18">Desenvolvemento dun algoritmo de clasificación para categorizar os materiais baseándose na análise das imaxes.</text:p>
            </text:list-item>
            <text:list-item>
              <text:p text:style-name="P19">Validación do algoritmo utilizando un conxunto de datos de proba.</text:p>
            </text:list-item>
          </text:list>
        </text:list-item>
        <text:list-item>
          <text:p text:style-name="P20"><text:span text:style-name="T21">Implementación do Sistema:</text:span></text:p>
          <text:list text:continue-numbering="true">
            <text:list-item>
              <text:p text:style-name="P22">Integración de todas as fases anteriores nun sistema automático.</text:p>
            </text:list-item>
            <text:list-item>
              <text:p text:style-name="P23">Desenvolvemento dunha interface de usuario amigable para a interacción co sistema.</text:p>
            </text:list-item>
          </text:list>
        </text:list-item>
      </text:list>
      <text:h text:style-name="P24" text:outline-level="2">Resultados Esperados:</text:h>
      <text:list text:style-name="LFO2" text:continue-numbering="true">
        <text:list-item>
          <text:p text:style-name="P25">Sistema automático funcional para a análise e clasificación de imaxes de ensaios CAM.</text:p>
        </text:list-item>
        <text:list-item>
          <text:p text:style-name="P26">Mellora na eficiencia e precisión da avaliación da toxicidade e a xeración de vasos sanguíneos nos ensaios CAM.</text:p>
        </text:list-item>
      </text:list>
      <text:h text:style-name="P27" text:outline-level="2">Conclusión:</text:h>
      <text:p text:style-name="P28">Este proxecto proporcionará unha ferramenta valiosa para os investigadores na área de biomateriais, permitindo unha avaliación máis rápida e precisa dos materiais destinados a implantes no organismo humano.</text:p>
      <text:h text:style-name="P29" text:outline-level="2">Bibliografía:</text:h>
      <text:list text:style-name="LFO3" text:continue-numbering="true">
        <text:list-item>
          <text:p text:style-name="P30"><text:span text:style-name="T31">Deep Learning-Based Image Analysis for the Quantification of Tumor-Induced Angiogenesis</text:span></text:p>
          <text:list text:continue-numbering="true">
            <text:list-item>
              <text:p text:style-name="P32"><text:span text:style-name="T33">Ligazón ao Artigo:<text:s/></text:span><text:a xlink:href="https://www.ncbi.nlm.nih.gov/pmc/articles/PMC9367525/" office:target-frame-name="_new" xlink:show="replace"><text:span text:style-name="T34">https://www.ncbi.nlm.nih.gov/pmc/articles/PMC9367525/</text:span></text:a></text:p>
            </text:list-item>
            <text:list-item>
              <text:p text:style-name="P35"><text:span text:style-name="T36">Fragmento</text:span><text:span text:style-name="T37">: O CAM semella a membrana altamente vascularizada que se forma dentro dos ovos de galiña fecundados durante o desenvolvemento embrionario do polo.</text:span></text:p>
            </text:list-item>
          </text:list>
        </text:list-item>
        <text:list-item>
          <text:p text:style-name="P38"><text:span text:style-name="T39">Utilisation of Chick Embryo Chorioallantoic Membrane as a Model Platform for Imaging-Navigated Biomedical Research</text:span></text:p>
          <text:list text:continue-numbering="true">
            <text:list-item>
              <text:p text:style-name="P40"><text:span text:style-name="T41">Ligazón ao Artigo:<text:s/></text:span><text:a xlink:href="https://www.ncbi.nlm.nih.gov/pmc/articles/PMC7926796/" office:target-frame-name="_new" xlink:show="replace"><text:span text:style-name="T42">https://www.ncbi.nlm.nih.gov/pmc/articles/PMC7926796/</text:span></text:a></text:p>
            </text:list-item>
            <text:list-item>
              <text:p text:style-name="P43"><text:span text:style-name="T44">Fragmento</text:span><text:span text:style-name="T45">: As redes neurais (CNNs) mostraron un rendemento prometedor na clasificación de imaxes. Os estudos CAM poden mellorarse cunha boa detección de embrións.</text:span></text:p>
            </text:list-item>
          </text:list>
        </text:list-item>
        <text:list-item>
          <text:p text:style-name="P46"><text:span text:style-name="T47">A Novel Artificial Intelligence-Based Approach for Quantitative Assessment of Angiogenesis in the Ex Ovo CAM Model</text:span></text:p>
          <text:list text:continue-numbering="true">
            <text:list-item>
              <text:p text:style-name="P48"><text:span text:style-name="T49">Ligazón ao Artigo:<text:s/></text:span><text:a xlink:href="https://www.researchgate.net/publication/363192943_A_Novel_Artificial_Intelligence-Based_Approach_for_Quantitative_Assessment_of_Angiogenesis_in_the_Ex_Ovo_CAM_Model" office:target-frame-name="_new" xlink:show="replace"><text:span text:style-name="T50">https://www.researchgate.net/publication/363192943_A_Novel_Artificial_Intelligence-Based_Approach_for_Quantitative_Assessment_of_Angiogenesis_in_the_Ex_Ovo_CAM_Model</text:span></text:a></text:p>
            </text:list-item>
            <text:list-item>
              <text:p text:style-name="P51"><text:span text:style-name="T52">Fragmento</text:span><text:span text:style-name="T53">: O ensaio de membrana chorioallantoic (CAM) é amplamente utilizado no estudo da anxiogénese. Os embrións de polo cultivados ex ovo desenvolven un CAM facilmente accesible.</text:span></text:p>
            </text:list-item>
          </text:list>
        </text:list-item>
        <text:list-item>
          <text:p text:style-name="P54"><text:span text:style-name="T55">Hatching eggs classification based on deep learning</text:span></text:p>
          <text:list text:continue-numbering="true">
            <text:list-item>
              <text:p text:style-name="P56"><text:span text:style-name="T57">Ligazón ao Artigo:<text:s/></text:span><text:a xlink:href="https://www.researchgate.net/publication/320884161_Hatching_eggs_classification_based_on_deep_learning" office:target-frame-name="_new" xlink:show="replace"><text:span text:style-name="T58">https://www.researchgate.net/publication/320884161_Hatching_eggs_classification_based_on_deep_learning</text:span></text:a></text:p>
            </text:list-item>
            <text:list-item>
              <text:p text:style-name="P59"><text:span text:style-name="T60">Fragmento</text:span><text:span text:style-name="T61">: Co obxectivo de realizar a detección da fertilidade e a clasificación dos ovos de eclosión, propónse un método baseado en aprendizaxe profunda neste documento.</text:span></text:p>
            </text:list-item>
          </text:list>
        </text:list-item>
      </text:list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tos Mateos Roi</meta:initial-creator>
    <dc:creator>Santos Mateos Roi</dc:creator>
    <meta:creation-date>2023-09-25T09:23:00Z</meta:creation-date>
    <dc:date>2023-09-25T09:23:00Z</dc:date>
    <meta:template xlink:href="Normal.dotm" xlink:type="simple"/>
    <meta:editing-cycles>2</meta:editing-cycles>
    <meta:editing-duration>PT60S</meta:editing-duration>
    <meta:document-statistic meta:page-count="2" meta:paragraph-count="8" meta:word-count="613" meta:character-count="4102" meta:row-count="29" meta:non-whitespace-character-count="3497"/>
  </office:meta>
</office:document-meta>
</file>